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28257" officeooo:paragraph-rsid="00328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505e3" officeooo:paragraph-rsid="004505e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456476" officeooo:paragraph-rsid="0045647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56476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b5cb8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9b4da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cbe83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c605f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e9944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4fea1d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1d941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4c5da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566df2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7ee3c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598dbf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5b6087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5c983e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5ede0b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605eee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style:style style:name="T5" style:family="text">
      <style:text-properties officeooo:rsid="00456476"/>
    </style:style>
    <style:style style:name="T6" style:family="text">
      <style:text-properties officeooo:rsid="0047cb30"/>
    </style:style>
    <style:style style:name="T7" style:family="text">
      <style:text-properties fo:font-weight="normal" officeooo:rsid="0049b4da" style:font-weight-asian="normal" style:font-weight-complex="normal"/>
    </style:style>
    <style:style style:name="T8" style:family="text">
      <style:text-properties fo:font-weight="normal" officeooo:rsid="004c605f" style:font-weight-asian="normal" style:font-weight-complex="normal"/>
    </style:style>
    <style:style style:name="T9" style:family="text">
      <style:text-properties fo:font-weight="normal" officeooo:rsid="004cbe83" style:font-weight-asian="normal" style:font-weight-complex="normal"/>
    </style:style>
    <style:style style:name="T10" style:family="text">
      <style:text-properties fo:font-weight="normal" officeooo:rsid="004e9944" style:font-weight-asian="normal" style:font-weight-complex="normal"/>
    </style:style>
    <style:style style:name="T11" style:family="text">
      <style:text-properties fo:font-weight="normal" officeooo:rsid="004fb261" style:font-weight-asian="normal" style:font-weight-complex="normal"/>
    </style:style>
    <style:style style:name="T12" style:family="text">
      <style:text-properties fo:font-weight="normal" officeooo:rsid="004fea1d" style:font-weight-asian="normal" style:font-weight-complex="normal"/>
    </style:style>
    <style:style style:name="T13" style:family="text">
      <style:text-properties fo:font-weight="normal" officeooo:rsid="0051d941" style:font-weight-asian="normal" style:font-weight-complex="normal"/>
    </style:style>
    <style:style style:name="T14" style:family="text">
      <style:text-properties fo:font-weight="normal" officeooo:rsid="0052933a" style:font-weight-asian="normal" style:font-weight-complex="normal"/>
    </style:style>
    <style:style style:name="T15" style:family="text">
      <style:text-properties fo:font-weight="normal" officeooo:rsid="0054c5da" style:font-weight-asian="normal" style:font-weight-complex="normal"/>
    </style:style>
    <style:style style:name="T16" style:family="text">
      <style:text-properties fo:font-weight="normal" officeooo:rsid="00566df2" style:font-weight-asian="normal" style:font-weight-complex="normal"/>
    </style:style>
    <style:style style:name="T17" style:family="text">
      <style:text-properties fo:font-weight="normal" officeooo:rsid="0057ee3c" style:font-weight-asian="normal" style:font-weight-complex="normal"/>
    </style:style>
    <style:style style:name="T18" style:family="text">
      <style:text-properties fo:font-weight="normal" officeooo:rsid="00598dbf" style:font-weight-asian="normal" style:font-weight-complex="normal"/>
    </style:style>
    <style:style style:name="T19" style:family="text">
      <style:text-properties fo:font-weight="normal" officeooo:rsid="005b6087" style:font-weight-asian="normal" style:font-weight-complex="normal"/>
    </style:style>
    <style:style style:name="T20" style:family="text">
      <style:text-properties fo:font-weight="normal" officeooo:rsid="005c983e" style:font-weight-asian="normal" style:font-weight-complex="normal"/>
    </style:style>
    <style:style style:name="T21" style:family="text">
      <style:text-properties fo:font-weight="normal" officeooo:rsid="005e4403" style:font-weight-asian="normal" style:font-weight-complex="normal"/>
    </style:style>
    <style:style style:name="T22" style:family="text">
      <style:text-properties fo:font-weight="normal" officeooo:rsid="005ede0b" style:font-weight-asian="normal" style:font-weight-complex="normal"/>
    </style:style>
    <style:style style:name="T23" style:family="text">
      <style:text-properties fo:font-weight="normal" officeooo:rsid="00605eee" style:font-weight-asian="normal" style:font-weight-complex="normal"/>
    </style:style>
    <style:style style:name="T24" style:family="text">
      <style:text-properties fo:font-weight="bold" officeooo:rsid="005b608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Learning</text:p>
      <text:list xml:id="list3217748776" text:style-name="L1">
        <text:list-item>
          <text:p text:style-name="P2">Git is a <text:span text:style-name="T3">distributed </text:span>version control system <text:span text:style-name="T2">(VCS)</text:span>. <text:span text:style-name="T1">It helps out in maintaining the track of files of different version of software. It has number of benefits such as</text:span></text:p>
          <text:list>
            <text:list-item>
              <text:p text:style-name="P3">Easily recover files</text:p>
            </text:list-item>
            <text:list-item>
              <text:p text:style-name="P3">What team member introduced the issue and when?</text:p>
            </text:list-item>
            <text:list-item>
              <text:p text:style-name="P4">All project is safe on cloud</text:p>
            </text:list-item>
          </text:list>
        </text:list-item>
        <text:list-item>
          <text:p text:style-name="P5">Types of VCS</text:p>
          <text:list>
            <text:list-item>
              <text:p text:style-name="P5">Local VCS: Have local database</text:p>
            </text:list-item>
            <text:list-item>
              <text:p text:style-name="P5">Centralized VCS: Have centralized server</text:p>
            </text:list-item>
            <text:list-item>
              <text:p text:style-name="P5">Distributed VCS: Same as centralized but every programmer has complete backup of files. In case, if something happens to server, we can reestablish everything.</text:p>
            </text:list-item>
          </text:list>
        </text:list-item>
        <text:list-item>
          <text:p text:style-name="P6">Git and Github are not same. <text:span text:style-name="T4">Git is distributed VCS while Github is a website that host Git repositories such as Gitlab and bitbucket.</text:span></text:p>
        </text:list-item>
        <text:list-item>
          <text:p text:style-name="P7">Git features:</text:p>
          <text:list>
            <text:list-item>
              <text:p text:style-name="P8">Almost every operation is local</text:p>
            </text:list-item>
            <text:list-item>
              <text:p text:style-name="P8"><text:s/>Git has integrity. Files are verified by techniques such as checksum.</text:p>
            </text:list-item>
          </text:list>
        </text:list-item>
        <text:list-item>
          <text:p text:style-name="P9">CONFIGURATION</text:p>
          <text:list>
            <text:list-item>
              <text:p text:style-name="P9">git config --global user.name “GITHUB USERNAME”</text:p>
            </text:list-item>
            <text:list-item>
              <text:p text:style-name="P9">git config --global user.email “EMAIL”</text:p>
            </text:list-item>
            <text:list-item>
              <text:p text:style-name="P10">git config --list </text:p>
            </text:list-item>
          </text:list>
        </text:list-item>
        <text:list-item>
          <text:p text:style-name="P11">GENERAL USAGE</text:p>
          <text:list>
            <text:list-item>
              <text:p text:style-name="P11">git init</text:p>
            </text:list-item>
            <text:list-item>
              <text:p text:style-name="P11">git add .</text:p>
            </text:list-item>
            <text:list-item>
              <text:p text:style-name="P11">git status</text:p>
            </text:list-item>
            <text:list-item>
              <text:p text:style-name="P11">git commit -m “first commit”</text:p>
            </text:list-item>
            <text:list-item>
              <text:p text:style-name="P11">git push -u origin</text:p>
            </text:list-item>
            <text:list-item>
              <text:p text:style-name="P11">ENTER GITHUB USERNAME</text:p>
            </text:list-item>
            <text:list-item>
              <text:p text:style-name="P11">ENTER GITHUB PASSWORD</text:p>
            </text:list-item>
          </text:list>
        </text:list-item>
        <text:list-item>
          <text:p text:style-name="P12">Three Stage Architecture</text:p>
          <text:list>
            <text:list-item>
              <text:p text:style-name="P12">Working directory (local directory folder)</text:p>
            </text:list-item>
            <text:list-item>
              <text:p text:style-name="P12">Staging area (the files we want that should go ahead)</text:p>
            </text:list-item>
            <text:list-item>
              <text:p text:style-name="P12">Git directory (Repository)</text:p>
            </text:list-item>
          </text:list>
        </text:list-item>
        <text:list-item>
          <text:p text:style-name="P13">Staging files</text:p>
          <text:list>
            <text:list-item>
              <text:p text:style-name="P14"><text:span text:style-name="Source_20_Text"><text:span text:style-name="T6">git add --a<text:tab/></text:span></text:span><text:span text:style-name="T5">(stages </text:span><text:span text:style-name="Strong_20_Emphasis"><text:span text:style-name="T5">all changes)</text:span></text:span></text:p>
            </text:list-item>
            <text:list-item>
              <text:p text:style-name="P14"><text:span text:style-name="Source_20_Text">git add .<text:tab/><text:tab/></text:span><text:span text:style-name="T6">(</text:span>stages new files and modifications, <text:span text:style-name="Strong_20_Emphasis">without deletions</text:span><text:span text:style-name="Strong_20_Emphasis"><text:span text:style-name="T6">)</text:span></text:span></text:p>
            </text:list-item>
            <text:list-item>
              <text:p text:style-name="P15"><text:span text:style-name="Source_20_Text">git add -u<text:tab/></text:span><text:span text:style-name="Source_20_Text"><text:span text:style-name="T6">(</text:span></text:span>stages modifications and deletions, <text:span text:style-name="Strong_20_Emphasis">without new files</text:span><text:span text:style-name="Strong_20_Emphasis"><text:span text:style-name="T6">)</text:span></text:span></text:p>
            </text:list-item>
          </text:list>
        </text:list-item>
        <text:list-item>
          <text:p text:style-name="P16"><text:span text:style-name="Strong_20_Emphasis"><text:span text:style-name="T7">Un-staging files</text:span></text:span></text:p>
          <text:list>
            <text:list-item>
              <text:p text:style-name="P17"><text:span text:style-name="Strong_20_Emphasis"><text:span text:style-name="T7">git reset<text:tab/><text:tab/></text:span></text:span><text:span text:style-name="Strong_20_Emphasis"><text:span text:style-name="T9">(reset all files in the project)</text:span></text:span></text:p>
            </text:list-item>
            <text:list-item>
              <text:p text:style-name="P18"><text:span text:style-name="Strong_20_Emphasis"><text:span text:style-name="T7">git reset HEAD – path/to/file</text:span></text:span></text:p>
            </text:list-item>
            <text:list-item>
              <text:p text:style-name="P17"><text:span text:style-name="Strong_20_Emphasis"><text:span text:style-name="T7">git reset HEAD -- .<text:tab/></text:span></text:span><text:span text:style-name="Strong_20_Emphasis"><text:span text:style-name="T8">(un-stage all files </text:span></text:span><text:span text:style-name="Strong_20_Emphasis"><text:span text:style-name="T9">in current directory</text:span></text:span><text:span text:style-name="Strong_20_Emphasis"><text:span text:style-name="T8">)</text:span></text:span></text:p>
            </text:list-item>
            <text:list-item>
              <text:p text:style-name="P17"><text:span text:style-name="Strong_20_Emphasis"><text:span text:style-name="T8"/></text:span></text:p>
            </text:list-item>
          </text:list>
        </text:list-item>
        <text:list-item>
          <text:p text:style-name="P17"><text:span text:style-name="Strong_20_Emphasis"><text:span text:style-name="T7"><text:s/></text:span></text:span><text:span text:style-name="Strong_20_Emphasis"><text:span text:style-name="T10">Clone git repository</text:span></text:span></text:p>
          <text:list>
            <text:list-item>
              <text:p text:style-name="P19"><text:span text:style-name="Strong_20_Emphasis"><text:span text:style-name="T10">git clone URL [</text:span></text:span><text:span text:style-name="Strong_20_Emphasis"><text:span text:style-name="T11">NEW</text:span></text:span><text:span text:style-name="Strong_20_Emphasis"><text:span text:style-name="T10"> NAME]</text:span></text:span></text:p>
            </text:list-item>
          </text:list>
        </text:list-item>
        <text:list-item>
          <text:p text:style-name="P20"><text:span text:style-name="Strong_20_Emphasis"><text:span text:style-name="T12">Git branches</text:span></text:span></text:p>
          <text:list>
            <text:list-item>
              <text:p text:style-name="P20"><text:span text:style-name="Strong_20_Emphasis"><text:span text:style-name="T12">git branch BRANCH-NAME<text:tab/><text:tab/></text:span></text:span><text:span text:style-name="Strong_20_Emphasis"><text:span text:style-name="T13">(Create a new branch)</text:span></text:span></text:p>
            </text:list-item>
            <text:list-item>
              <text:p text:style-name="P21"><text:span text:style-name="Strong_20_Emphasis"><text:span text:style-name="T13">git branch -a<text:tab/><text:tab/><text:tab/><text:tab/>(Show all branches)</text:span></text:span></text:p>
            </text:list-item>
            <text:list-item>
              <text:p text:style-name="P21"><text:span text:style-name="Strong_20_Emphasis"><text:span text:style-name="T13">git checkout BRANCH-NAME<text:tab/></text:span></text:span><text:span text:style-name="Strong_20_Emphasis"><text:span text:style-name="T14">(Switch to branch)</text:span></text:span></text:p>
            </text:list-item>
            <text:list-item>
              <text:p text:style-name="P22"><text:span text:style-name="Strong_20_Emphasis"><text:span text:style-name="T15">git branch -D BRANCH-NAME<text:tab/>(Delete Branch)</text:span></text:span></text:p>
            </text:list-item>
            <text:list-item>
              <text:p text:style-name="P23"><text:span text:style-name="Strong_20_Emphasis"><text:span text:style-name="T16">git merge BRANCH-NAME<text:tab/><text:tab/>(Merges the entered branch into current)</text:span></text:span></text:p>
            </text:list-item>
          </text:list>
        </text:list-item>
        <text:list-item>
          <text:p text:style-name="P24"><text:span text:style-name="Strong_20_Emphasis"><text:span text:style-name="T17">Git Pull</text:span></text:span></text:p>
          <text:list>
            <text:list-item>
              <text:p text:style-name="P24"><text:span text:style-name="Strong_20_Emphasis"><text:span text:style-name="T17">git pull<text:tab/><text:tab/>(do a pull of up-to-date repository)</text:span></text:span></text:p>
            </text:list-item>
          </text:list>
        </text:list-item>
        <text:list-item>
          <text:p text:style-name="P25"><text:soft-page-break/><text:span text:style-name="Strong_20_Emphasis"><text:span text:style-name="T18">Git stash: <text:s/>Use git stash when you want to record the current state of the working directory and the index, but want to go back to a clean working directory. The command saves your local modifications away and reverts the working directory to match the HEAD commit.</text:span></text:span></text:p>
          <text:list>
            <text:list-item>
              <text:p text:style-name="P25"><text:span text:style-name="Strong_20_Emphasis"><text:span text:style-name="T18">git stash<text:tab/><text:tab/><text:tab/></text:span></text:span><text:span text:style-name="Strong_20_Emphasis"><text:span text:style-name="T19">(Temporarily store the local changes)</text:span></text:span></text:p>
            </text:list-item>
            <text:list-item>
              <text:p text:style-name="P25"><text:span text:style-name="Strong_20_Emphasis"><text:span text:style-name="T18">git stash save MESSAGE<text:tab/></text:span></text:span><text:span text:style-name="Strong_20_Emphasis"><text:span text:style-name="T19">(Alternative of </text:span></text:span><text:span text:style-name="Strong_20_Emphasis"><text:span text:style-name="T24">git stash</text:span></text:span><text:span text:style-name="Strong_20_Emphasis"><text:span text:style-name="T19"> with a message)</text:span></text:span></text:p>
            </text:list-item>
            <text:list-item>
              <text:p text:style-name="P26"><text:span text:style-name="Strong_20_Emphasis"><text:span text:style-name="T19">git stash list<text:tab/><text:tab/><text:tab/>(Show list of stash)</text:span></text:span></text:p>
            </text:list-item>
            <text:list-item>
              <text:p text:style-name="P27"><text:span text:style-name="Strong_20_Emphasis"><text:span text:style-name="T20">git stash -p STASH-ID<text:tab/></text:span></text:span><text:span text:style-name="Strong_20_Emphasis"><text:span text:style-name="T21">(See the contents of stash)</text:span></text:span></text:p>
            </text:list-item>
            <text:list-item>
              <text:p text:style-name="P28"><text:span text:style-name="Strong_20_Emphasis"><text:span text:style-name="T22">git stash drop<text:tab/><text:tab/><text:tab/>(Drop the latest stash)</text:span></text:span></text:p>
            </text:list-item>
            <text:list-item>
              <text:p text:style-name="P28"><text:span text:style-name="Strong_20_Emphasis"><text:span text:style-name="T22">git stash drop STASH-ID<text:tab/>(Drop the stash with given id)</text:span></text:span></text:p>
            </text:list-item>
            <text:list-item>
              <text:p text:style-name="P29"><text:span text:style-name="Strong_20_Emphasis"><text:span text:style-name="T23">git stash pop <text:tab/><text:tab/><text:tab/>(Pop the latest stash to take changes)</text:span></text:span></text:p>
            </text:list-item>
            <text:list-item>
              <text:p text:style-name="P29"><text:span text:style-name="Strong_20_Emphasis"><text:span text:style-name="T23">git stash pop STASH-ID<text:tab/>(Pop the stash with given id to take changes)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3T11:07:41.486442331</dc:date>
    <meta:editing-duration>PT5H32M13S</meta:editing-duration>
    <meta:editing-cycles>61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475" meta:character-count="2555" meta:non-whitespace-character-count="2174"/>
  </office:meta>
</office:document-meta>
</file>